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500c" officeooo:paragraph-rsid="000d500c"/>
    </style:style>
    <style:style style:name="P2" style:family="paragraph" style:parent-style-name="Standard">
      <style:text-properties officeooo:rsid="000e011c" officeooo:paragraph-rsid="000e011c"/>
    </style:style>
    <style:style style:name="T1" style:family="text">
      <style:text-properties officeooo:rsid="000e0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(Presupuesto, ProgI+D, Fecha_i, Fecha_F, descripcion, Nombre, Codigo, Acronimo) clau: Codigo</text:p>
      <text:p text:style-name="P1"/>
      <text:p text:style-name="P1">Fecha (Fecha_i, fecha_f) clau: fecha_i, fecha_f</text:p>
      <text:p text:style-name="P1"/>
      <text:p text:style-name="P1">Profesor (codigo, nombre, apellidos, despacho) clau: codigo</text:p>
      <text:p text:style-name="P1"/>
      <text:p text:style-name="P1"><text:span text:style-name="T1">D</text:span>octor (profesor) clau: profesor</text:p>
      <text:p text:style-name="P1">profesor REF Profesor (codigo)</text:p>
      <text:p text:style-name="P1"/>
      <text:p text:style-name="P1">No doctor (profesor) clau: profesor</text:p>
      <text:p text:style-name="P1">profesor REF Profesor (codigo)</text:p>
      <text:p text:style-name="P1"/>
      <text:p text:style-name="P1">LineaInv (codigo, nombre, descriptores) clau: codigo</text:p>
      <text:p text:style-name="P1"/>
      <text:p text:style-name="P1">Publicacion (numero, titulo, proyecto) clau: numero</text:p>
      <text:p text:style-name="P1">proyecto REF Proyecto (codigo)</text:p>
      <text:p text:style-name="P1"/>
      <text:p text:style-name="P1">Revista (Nombre, editorial, volumen, pag_i, pag_f, numero, num_publicacion) clau: num_publicacion</text:p>
      <text:p text:style-name="P1">num_publicacion REF Publicacion (numero)</text:p>
      <text:p text:style-name="P1"/>
      <text:p text:style-name="P1"><text:span text:style-name="T1">C</text:span>ongreso (editorial, pais, lugar, fecha_i, fecha_f, tipo, nombre, num_publicacion) clau: num_publicacion</text:p>
      <text:p text:style-name="P1">num_publicacion REF Publicacion (numero)</text:p>
      <text:p text:style-name="P1"/>
      <text:p text:style-name="P1">Cubre (publicacion, lineaInv) clau: publicacion, lineaInv</text:p>
      <text:p text:style-name="P1">publicacion REF Publicacion (numero)</text:p>
      <text:p text:style-name="P1">lineaInv REF LineaInv (codigo)</text:p>
      <text:p text:style-name="P1"/>
      <text:p text:style-name="P1">escrito (profesor, publicacion, lineaInv) clau: profesor, publicacion</text:p>
      <text:p text:style-name="P1">publicacion REF Publicacion (numero)</text:p>
      <text:p text:style-name="P1">profesor REF Profesor (codigo)</text:p>
      <text:p text:style-name="P2">lineaInv REF LineaInv (codigo)</text:p>
      <text:p text:style-name="P1"/>
      <text:p text:style-name="P1">abarca (lineaInv, proyecto) clau: proyecto, lineaInv</text:p>
      <text:p text:style-name="P1">lineaInv REF LineaInv (codigo)</text:p>
      <text:p text:style-name="P1">proyecto REF Proyecto (codigo)</text:p>
      <text:p text:style-name="P1"/>
      <text:p text:style-name="P1">asociado (profesor, lineaInv) clau: profesor, lineaInv</text:p>
      <text:p text:style-name="P1">lineaInv REF LineaInv (codigo)</text:p>
      <text:p text:style-name="P1">profesor REF Profesor (codigo)</text:p>
      <text:p text:style-name="P1"/>
      <text:p text:style-name="P2">trabaja (fecha, proyecto, profesor, doctor) clau: proyecto, fecha, profesor</text:p>
      <text:p text:style-name="P2">fecha REF Fecha (Fecha_i, Fecha_f)</text:p>
      <text:p text:style-name="P2">proyecto REF Proyecto (codigo)</text:p>
      <text:p text:style-name="P2">profesor REF Profesor (codigo)</text:p>
      <text:p text:style-name="P2">doctor REF Doctor (profesor)</text:p>
      <text:p text:style-name="P2"/>
      <text:p text:style-name="P2">supervisa (doctor, no_doctor, fecha) clau: no_doctor, fecha</text:p>
      <text:p text:style-name="P2">fecha REF Fecha (Fecha_i, Fecha_f)</text:p>
      <text:p text:style-name="P2">doctor REF Doctor (profesor)</text:p>
      <text:p text:style-name="P2"><text:soft-page-break/>no_doctor REF No doctor (profeso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09:05:39.973000000</meta:creation-date>
    <dc:date>2021-10-26T11:35:39.915000000</dc:date>
    <meta:editing-duration>PT10M55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6" meta:word-count="194" meta:character-count="1614" meta:non-whitespace-character-count="1456"/>
  </office:meta>
</office:document-meta>
</file>